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9">#ifndef __View_<text:s text:c="6"/></text:span><text:span text:style-name="style2">//</text:span><text:span text:style-name="style9">#define __View_<text:s text:c="6"/></text:span><text:span text:style-name="style2">// Очередная отработка элементарных графических примитивов<text:s text:c="21"/>//<text:s text:c="36"/>©2018-08-22<text:s text:c="2"/>‏יְרוּשָׁלַיִם</text:span></text:h>
      <text:h text:style-name="Default"><text:s text:c="1"/>2<text:s text:c="2"/><text:span text:style-name="style9">#include &lt;GL/glu.h&gt;#include "Window.h"<text:s text:c="15"/></text:span><text:span text:style-name="style2">// собственно графическая среда Window-Place</text:span></text:h>
      <text:h text:style-name="Default"><text:s text:c="1"/>3<text:s text:c="2"/><text:span text:style-name="style9">#include "../Math/Tensor.h"<text:s text:c="7"/></text:span><text:span text:style-name="style2">// базовые структуры тензорной математики</text:span></text:h>
      <text:h text:style-name="Default"><text:s text:c="1"/>4<text:s text:c="2"/><text:span text:style-name="style5">typedef enum</text:span><text:span text:style-name="style10">{ </text:span><text:span text:style-name="style11">white</text:span><text:span text:style-name="style10">,</text:span><text:span text:style-name="style11">silver</text:span><text:span text:style-name="style10">,</text:span><text:span text:style-name="style11">lightgray</text:span><text:span text:style-name="style10">,</text:span><text:span text:style-name="style11">gray</text:span><text:span text:style-name="style10">,</text:span><text:span text:style-name="style11">dimgray</text:span><text:span text:style-name="style10">,</text:span><text:span text:style-name="style11">darkgray</text:span><text:span text:style-name="style10">,</text:span><text:span text:style-name="style11">yellow</text:span><text:span text:style-name="style10">,</text:span><text:span text:style-name="style11">green</text:span><text:span text:style-name="style10">,</text:span><text:span text:style-name="style11">lime</text:span><text:span text:style-name="style10">,</text:span><text:span text:style-name="style11">olive</text:span><text:span text:style-name="style10">,</text:span></text:h>
      <text:h text:style-name="Default"><text:s text:c="1"/>5<text:s text:c="2"/><text:s text:c="2"/><text:span text:style-name="style11">lightgreen</text:span><text:span text:style-name="style10">,</text:span><text:span text:style-name="style11">navy</text:span><text:span text:style-name="style10">,</text:span><text:span text:style-name="style11">blue</text:span><text:span text:style-name="style10">,</text:span><text:span text:style-name="style11">lightblue</text:span><text:span text:style-name="style10">,</text:span><text:span text:style-name="style11">cyan</text:span><text:span text:style-name="style10">,</text:span><text:span text:style-name="style11">aqua</text:span><text:span text:style-name="style10">,</text:span><text:span text:style-name="style11">lightcyan</text:span><text:span text:style-name="style10">,</text:span><text:span text:style-name="style11">maroon</text:span><text:span text:style-name="style10">,</text:span><text:span text:style-name="style11">red</text:span><text:span text:style-name="style10">,</text:span><text:span text:style-name="style11">lightred</text:span><text:span text:style-name="style10">,</text:span></text:h>
      <text:h text:style-name="Default"><text:s text:c="1"/>6<text:s text:c="2"/><text:s text:c="2"/><text:span text:style-name="style11">orange</text:span><text:span text:style-name="style10">,</text:span><text:span text:style-name="style11">pink</text:span><text:span text:style-name="style10">,</text:span><text:span text:style-name="style11">purple</text:span><text:span text:style-name="style10">,</text:span><text:span text:style-name="style11">magenta</text:span><text:span text:style-name="style10">,</text:span><text:span text:style-name="style11">fuchsia</text:span><text:span text:style-name="style10">,</text:span><text:span text:style-name="style11">lightmagenta</text:span><text:span text:style-name="style10">,</text:span><text:span text:style-name="style11">black</text:span><text:span text:style-name="style10">,</text:span><text:span text:style-name="style16">empty</text:span><text:span text:style-name="style10">=-</text:span><text:span text:style-name="style4">1 </text:span><text:span text:style-name="style15">//!=27\{28}</text:span></text:h>
      <text:h text:style-name="Default"><text:s text:c="1"/>7<text:s text:c="2"/><text:span text:style-name="style10">} </text:span><text:span text:style-name="style11">colors</text:span><text:span text:style-name="style10">;<text:s text:c="43"/></text:span><text:span text:style-name="style2">// словесные прописи имён</text:span></text:h>
      <text:h text:style-name="Default"><text:s text:c="1"/>8<text:s text:c="2"/><text:span text:style-name="style5">extern const char </text:span><text:span text:style-name="style10">*</text:span><text:span text:style-name="style11">_Mnt</text:span><text:span text:style-name="style10">[],*</text:span><text:span text:style-name="style11">_Day</text:span><text:span text:style-name="style10">[];<text:s text:c="17"/></text:span><text:span text:style-name="style2">// месяцев года, дней недели</text:span></text:h>
      <text:h text:style-name="Default"><text:s text:c="1"/>9<text:s text:c="2"/><text:span text:style-name="style2">//// Настройка начальной раскраски и освещенности графического пространства/сцены//</text:span><text:span text:style-name="style5">void </text:span><text:span text:style-name="style11">View_initial</text:span><text:span text:style-name="style10">();<text:s text:c="14"/></text:span><text:span text:style-name="style2">// ... предустановка графической среды OpenGL//</text:span></text:h>
      <text:h text:style-name="Default">10<text:s text:c="2"/><text:span text:style-name="style2">//<text:s text:c="2"/>Небольшой комплекс процедур времени проведения вычислительного эксперимента</text:span></text:h>
      <text:h text:style-name="Default">11<text:s text:c="2"/><text:span text:style-name="style2">//</text:span></text:h>
      <text:h text:style-name="Default">12<text:s text:c="2"/><text:span text:style-name="style5">void </text:span><text:span text:style-name="style11">color</text:span><text:span text:style-name="style10">( </text:span><text:span text:style-name="style11">colors </text:span><text:span text:style-name="style10">);<text:s text:c="10"/></text:span><text:span text:style-name="style2">// выбор цвета в палитре SeaColor</text:span></text:h>
      <text:h text:style-name="Default">13<text:s text:c="2"/><text:span text:style-name="style5">void </text:span><text:span text:style-name="style11">color</text:span><text:span text:style-name="style10">( </text:span><text:span text:style-name="style11">colors clr</text:span><text:span text:style-name="style10">,<text:s text:c="8"/></text:span><text:span text:style-name="style2">// ...с относительной подсветкой/затенением</text:span></text:h>
      <text:h text:style-name="Default">14<text:s text:c="2"/><text:s text:c="13"/><text:span text:style-name="style11">_Real bright</text:span><text:span text:style-name="style10">,<text:s text:c="5"/></text:span><text:span text:style-name="style2">//<text:s text:c="3"/>-1 =&gt; на черный; +1 =&gt; до белого</text:span></text:h>
      <text:h text:style-name="Default">15<text:s text:c="2"/><text:s text:c="13"/><text:span text:style-name="style11">_Real alfa</text:span><text:span text:style-name="style10">=</text:span><text:span text:style-name="style4">1.0 </text:span><text:span text:style-name="style10">); </text:span><text:span text:style-name="style2">// прозрачность\смешение 1 =&gt; 0 выцветание blend</text:span></text:h>
      <text:h text:style-name="Default">16<text:s text:c="2"/><text:span text:style-name="style2">////<text:s text:c="4"/>тонкая линия из точки (a) в точку (b) ... в однородных координатах OpenGL//</text:span></text:h>
      <text:h text:style-name="Default">17<text:s text:c="2"/><text:span text:style-name="style9">#define aR const Real*</text:span></text:h>
      <text:h text:style-name="Default">18<text:s text:c="2"/><text:span text:style-name="style5">inline </text:span><text:span text:style-name="style11">aR dot</text:span><text:span text:style-name="style10">( </text:span><text:span text:style-name="style11">aR a </text:span><text:span text:style-name="style10">){ </text:span><text:span text:style-name="style11">glVertex3dv</text:span><text:span text:style-name="style10">( </text:span><text:span text:style-name="style11">a </text:span><text:span text:style-name="style10">); </text:span><text:span text:style-name="style5">return </text:span><text:span text:style-name="style11">a</text:span><text:span text:style-name="style10">; }<text:s text:c="5"/></text:span><text:span text:style-name="style2">// контекстная точка<text:s text:c="2"/></text:span><text:span text:style-name="style11">aR dot</text:span><text:span text:style-name="style10">( </text:span><text:span text:style-name="style11">aR</text:span><text:span text:style-name="style10">,</text:span><text:span text:style-name="style11">colors </text:span><text:span text:style-name="style10">);<text:s text:c="35"/></text:span><text:span text:style-name="style2">// с установкой цвета</text:span></text:h>
      <text:h text:style-name="Default">19<text:s text:c="2"/><text:s text:c="2"/><text:span text:style-name="style11">aR spot</text:span><text:span text:style-name="style10">( </text:span><text:span text:style-name="style11">aR</text:span><text:span text:style-name="style10">,</text:span><text:span text:style-name="style11">_Real Size</text:span><text:span text:style-name="style10">,</text:span><text:span text:style-name="style11">colors</text:span><text:span text:style-name="style10">=</text:span><text:span text:style-name="style16">empty </text:span><text:span text:style-name="style10">);<text:s text:c="17"/></text:span><text:span text:style-name="style2">// • завершенная точка<text:s text:c="2"/></text:span><text:span text:style-name="style11">aR line</text:span><text:span text:style-name="style10">( </text:span><text:span text:style-name="style11">aR</text:span><text:span text:style-name="style10">,</text:span><text:span text:style-name="style11">aR </text:span><text:span text:style-name="style10">);<text:s text:c="38"/></text:span><text:span text:style-name="style2">// завершённая прямая<text:s text:c="2"/></text:span><text:span text:style-name="style11">aR line</text:span><text:span text:style-name="style10">( </text:span><text:span text:style-name="style11">aR</text:span><text:span text:style-name="style10">,</text:span><text:span text:style-name="style11">aR</text:span><text:span text:style-name="style10">,</text:span><text:span text:style-name="style11">colors </text:span><text:span text:style-name="style10">);<text:s text:c="31"/></text:span><text:span text:style-name="style2">// с конкретным цветом</text:span></text:h>
      <text:h text:style-name="Default">20<text:s text:c="2"/><text:s text:c="2"/><text:span text:style-name="style11">aR circle</text:span><text:span text:style-name="style10">( </text:span><text:span text:style-name="style11">aR center</text:span><text:span text:style-name="style10">, </text:span><text:span text:style-name="style11">_Real radius</text:span><text:span text:style-name="style10">, </text:span><text:span text:style-name="style5">bool</text:span><text:span text:style-name="style10">=</text:span><text:span text:style-name="style5">true </text:span><text:span text:style-name="style10">);<text:s text:c="7"/></text:span><text:span text:style-name="style2">// кружочек в {x-y}</text:span></text:h>
      <text:h text:style-name="Default">21<text:s text:c="2"/><text:span text:style-name="style5">void </text:span><text:span text:style-name="style11">rectangle</text:span><text:span text:style-name="style10">( </text:span><text:span text:style-name="style11">aR LD</text:span><text:span text:style-name="style10">,</text:span><text:span text:style-name="style11">aR RU</text:span><text:span text:style-name="style10">, </text:span><text:span text:style-name="style5">bool</text:span><text:span text:style-name="style10">=</text:span><text:span text:style-name="style5">true </text:span><text:span text:style-name="style10">);<text:s text:c="16"/></text:span><text:span text:style-name="style2">// прямоугольник x-y</text:span></text:h>
      <text:h text:style-name="Default">22<text:s text:c="2"/><text:span text:style-name="style5">void </text:span><text:span text:style-name="style11">liney</text:span><text:span text:style-name="style10">( </text:span><text:span text:style-name="style11">aR</text:span><text:span text:style-name="style10">,</text:span><text:span text:style-name="style11">aR</text:span><text:span text:style-name="style10">,</text:span><text:span text:style-name="style11">colors</text:span><text:span text:style-name="style10">=</text:span><text:span text:style-name="style16">empty </text:span><text:span text:style-name="style10">);<text:s text:c="24"/></text:span><text:span text:style-name="style2">// пара ординат-линий</text:span></text:h>
      <text:h text:style-name="Default">23<text:s text:c="2"/><text:span text:style-name="style2">////<text:s text:c="3"/>... из точки (a) в точку (b) с объемной стрелкой в долях длины (a-&gt;b)//<text:s text:c="2"/></text:span><text:span text:style-name="style11">aR arrow</text:span><text:span text:style-name="style10">( </text:span><text:span text:style-name="style11">aR a</text:span><text:span text:style-name="style10">,</text:span><text:span text:style-name="style11">aR b</text:span><text:span text:style-name="style10">,</text:span><text:span text:style-name="style11">_Real ab</text:span><text:span text:style-name="style10">=</text:span><text:span text:style-name="style4">0.06</text:span><text:span text:style-name="style10">,</text:span><text:span text:style-name="style11">colors</text:span><text:span text:style-name="style10">=</text:span><text:span text:style-name="style16">empty </text:span><text:span text:style-name="style10">);</text:span><text:span text:style-name="style9">#undef aR<text:s text:c="26"/></text:span><text:span text:style-name="style2">// автоматическая разметка координатных осей</text:span></text:h>
      <text:h text:style-name="Default">24<text:s text:c="2"/><text:span text:style-name="style5">void </text:span><text:span text:style-name="style11">axis</text:span><text:span text:style-name="style10">( </text:span><text:span text:style-name="style11">Place</text:span><text:span text:style-name="style10">&amp;,</text:span><text:span text:style-name="style11">_Real</text:span><text:span text:style-name="style10">,</text:span><text:span text:style-name="style11">_Real</text:span><text:span text:style-name="style10">,</text:span><text:span text:style-name="style11">_Real</text:span><text:span text:style-name="style10">,<text:s text:c="7"/></text:span><text:span text:style-name="style2">// с чуть затемненными надписями xyz</text:span></text:h>
      <text:h text:style-name="Default">25<text:s text:c="2"/><text:s text:c="11"/><text:span text:style-name="style5">const char </text:span><text:span text:style-name="style10">*</text:span><text:span text:style-name="style11">x</text:span><text:span text:style-name="style10">,</text:span><text:span text:style-name="style5">const char </text:span><text:span text:style-name="style10">*</text:span><text:span text:style-name="style11">y</text:span><text:span text:style-name="style10">,</text:span><text:span text:style-name="style5">const char </text:span><text:span text:style-name="style10">*</text:span><text:span text:style-name="style11">z</text:span><text:span text:style-name="style10">,</text:span><text:span text:style-name="style11">colors</text:span><text:span text:style-name="style10">=</text:span><text:span text:style-name="style11">cyan </text:span><text:span text:style-name="style10">);<text:s text:c="20"/></text:span><text:span text:style-name="style2">//</text:span></text:h>
      <text:h text:style-name="Default">26<text:s text:c="2"/><text:span text:style-name="style5">class </text:span><text:span text:style-name="style11">View</text:span><text:span text:style-name="style10">:<text:s text:c="9"/></text:span><text:span text:style-name="style15">//! блок визуализации возвращается сюда до лучших времен...</text:span></text:h>
      <text:h text:style-name="Default">27<text:s text:c="2"/><text:span text:style-name="style5">public </text:span><text:span text:style-name="style11">Window</text:span><text:span text:style-name="style10">{<text:s text:c="6"/></text:span><text:span text:style-name="style2">//<text:s text:c="7"/>собственно доступ к экрану, указателю и клавиатуре</text:span></text:h>
      <text:h text:style-name="Default">28<text:s text:c="2"/><text:span text:style-name="style5">virtual bool </text:span><text:span text:style-name="style11">Mous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{ </text:span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mx</text:span><text:span text:style-name="style10">=</text:span><text:span text:style-name="style11">x</text:span><text:span text:style-name="style10">,</text:span><text:span text:style-name="style11">my</text:span><text:span text:style-name="style10">=</text:span><text:span text:style-name="style11">y </text:span><text:span text:style-name="style10">); }</text:span><text:span text:style-name="style2">// мимо</text:span></text:h>
      <text:h text:style-name="Default">29<text:s text:c="2"/><text:span text:style-name="style5">virtual bool </text:span><text:span text:style-name="style11">Mouse</text:span><text:span text:style-name="style10">( </text:span><text:span text:style-name="style5">int </text:span><text:span text:style-name="style11">s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/text:span><text:span text:style-name="style2">// курсор-указатель - мышь свободная</text:span></text:h>
      <text:h text:style-name="Default">30<text:s text:c="2"/><text:span text:style-name="style5">protected</text:span><text:span text:style-name="style10">:</text:span></text:h>
      <text:h text:style-name="Default">31<text:s text:c="2"/><text:s text:c="3"/><text:span text:style-name="style5">Vector </text:span><text:span text:style-name="style11">eye</text:span><text:span text:style-name="style10">,</text:span><text:span text:style-name="style11">look</text:span><text:span text:style-name="style10">;<text:s text:c="2"/></text:span><text:span text:style-name="style2">// направление взгляда и координаты местоположения сцены</text:span></text:h>
      <text:h text:style-name="Default">32<text:s text:c="2"/><text:s text:c="3"/><text:span text:style-name="style5">Real </text:span><text:span text:style-name="style11">Distance</text:span><text:span text:style-name="style10">;<text:s text:c="4"/></text:span><text:span text:style-name="style2">// расстояние от точки установки камеры до места обзора</text:span></text:h>
      <text:h text:style-name="Default">33<text:s text:c="2"/><text:s text:c="3"/><text:span text:style-name="style5">int </text:span><text:span text:style-name="style11">mx</text:span><text:span text:style-name="style10">,</text:span><text:span text:style-name="style11">my</text:span><text:span text:style-name="style10">;<text:s text:c="8"/></text:span><text:span text:style-name="style2">// растровые координаты курсора мышки в окне</text:span></text:h>
      <text:h text:style-name="Default">34<text:s text:c="2"/><text:span text:style-name="style5">public</text:span><text:span text:style-name="style10">: </text:span><text:span text:style-name="style11">View</text:span><text:span text:style-name="style10">( </text:span><text:span text:style-name="style5">const char</text:span><text:span text:style-name="style10">* </text:span><text:span text:style-name="style11">Title</text:span><text:span text:style-name="style10">,</text:span><text:span text:style-name="style5">int </text:span><text:span text:style-name="style11">X</text:span><text:span text:style-name="style10">=</text:span><text:span text:style-name="style4">0</text:span><text:span text:style-name="style10">,</text:span><text:span text:style-name="style5">int </text:span><text:span text:style-name="style11">Y</text:span><text:span text:style-name="style10">=</text:span><text:span text:style-name="style4">0</text:span><text:span text:style-name="style10">,</text:span><text:span text:style-name="style5">int </text:span><text:span text:style-name="style11">W</text:span><text:span text:style-name="style10">=</text:span><text:span text:style-name="style4">0</text:span><text:span text:style-name="style10">,</text:span><text:span text:style-name="style5">int </text:span><text:span text:style-name="style11">H</text:span><text:span text:style-name="style10">=</text:span><text:span text:style-name="style4">0</text:span><text:span text:style-name="style10">,</text:span><text:span text:style-name="style11">_Real Size</text:span><text:span text:style-name="style10">=</text:span><text:span text:style-name="style4">1 </text:span><text:span text:style-name="style10">);</text:span></text:h>
      <text:h text:style-name="Default">35<text:s text:c="2"/><text:span text:style-name="style2">//<text:s text:c="5"/>~View(){}<text:s text:c="5"/>// - в продолжение последовательности виртуальных операций</text:span></text:h>
      <text:h text:style-name="Default">36<text:s text:c="2"/><text:span text:style-name="style5">virtual bool </text:span><text:span text:style-name="style11">KeyBoard</text:span><text:span text:style-name="style10">( </text:span><text:span text:style-name="style5">byte </text:span><text:span text:style-name="style11">Keyb </text:span><text:span text:style-name="style10">);</text:span></text:h>
      <text:h text:style-name="Default">37<text:s text:c="2"/><text:span text:style-name="style5">virtual bool </text:span><text:span text:style-name="style11">Draw</text:span><text:span text:style-name="style10">();</text:span></text:h>
      <text:h text:style-name="Default">38<text:s text:c="2"/><text:span text:style-name="style10">};</text:span></text:h>
      <text:h text:style-name="Default">39<text:s text:c="2"/><text:span text:style-name="style9">#endif </text:span><text:span text:style-name="style2">// __View_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